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2cm" fo:min-width="2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1cm" fo:min-width="6.582cm"/>
    </style:style>
    <style:style style:name="gr4" style:family="graphic" style:parent-style-name="standard">
      <style:graphic-properties draw:stroke-dash="Ultrafine_20_Dashed" svg:stroke-color="#b3b3b3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1.2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1.386cm"/>
    </style:style>
    <style:style style:name="gr7" style:family="graphic" style:parent-style-name="standard">
      <style:graphic-properties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.85cm"/>
    </style:style>
    <style:style style:name="gr9" style:family="graphic" style:parent-style-name="standard">
      <style:graphic-properties svg:stroke-color="#b3b3b3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.849cm"/>
    </style:style>
    <style:style style:name="gr1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1.4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1.6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1.59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5cm" fo:min-width="1.59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1cm" fo:min-width="0.917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fo:language="en" fo:country="US"/>
    </style:style>
    <style:style style:name="T3" style:family="text">
      <style:text-properties style:text-position="sub 58%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ircle draw:style-name="gr1" draw:text-style-name="P1" xml:id="id4" draw:id="id4" draw:layer="layout" svg:width="2.54cm" svg:height="2.54cm" svg:x="5.14cm" svg:y="9.12cm">
          <text:p/>
        </draw:circle>
        <draw:circle draw:style-name="gr1" draw:text-style-name="P1" xml:id="id1" draw:id="id1" draw:layer="layout" svg:width="2.54cm" svg:height="2.54cm" svg:x="5.14cm" svg:y="4.64cm">
          <text:p/>
        </draw:circle>
        <draw:frame draw:style-name="gr2" draw:layer="layout" svg:width="1.666cm" svg:height="0.958cm" svg:x="2.27cm" svg:y="3.34cm">
          <draw:text-box>
            <text:p>stati</text:p>
          </draw:text-box>
        </draw:frame>
        <draw:frame draw:style-name="gr3" draw:layer="layout" svg:width="4.477cm" svg:height="0.958cm" svg:x="22.48cm" svg:y="12.43cm">
          <draw:text-box>
            <text:p>unità di tempo</text:p>
          </draw:text-box>
        </draw:frame>
        <draw:rect draw:style-name="gr4" draw:text-style-name="P1" draw:layer="layout" svg:width="4.445cm" svg:height="8.255cm" svg:x="4.175cm" svg:y="4.175cm">
          <text:p/>
        </draw:rect>
        <draw:frame draw:style-name="gr5" draw:layer="layout" svg:width="1.128cm" svg:height="1.236cm" svg:x="5.88cm" svg:y="5.402cm">
          <draw:text-box>
            <text:p>S<text:span text:style-name="T1">1</text:span></text:p>
          </draw:text-box>
        </draw:frame>
        <draw:frame draw:style-name="gr6" draw:layer="layout" svg:width="1.192cm" svg:height="1.236cm" svg:x="5.887cm" svg:y="9.89cm">
          <draw:text-box>
            <text:p>S<text:span text:style-name="T1">N</text:span></text:p>
          </draw:text-box>
        </draw:frame>
        <draw:circle draw:style-name="gr7" draw:text-style-name="P1" draw:layer="layout" svg:width="0.254cm" svg:height="0.254cm" svg:x="6.28cm" svg:y="7.65cm">
          <text:p/>
        </draw:circle>
        <draw:circle draw:style-name="gr7" draw:text-style-name="P1" draw:layer="layout" svg:width="0.254cm" svg:height="0.254cm" svg:x="6.28cm" svg:y="8.05cm">
          <text:p/>
        </draw:circle>
        <draw:circle draw:style-name="gr7" draw:text-style-name="P1" draw:layer="layout" svg:width="0.254cm" svg:height="0.254cm" svg:x="6.28cm" svg:y="8.45cm">
          <text:p/>
        </draw:circle>
        <draw:frame draw:style-name="gr8" draw:layer="layout" svg:width="0.853cm" svg:height="0.963cm" svg:x="5.915cm" svg:y="12.665cm">
          <draw:text-box>
            <text:p>1</text:p>
          </draw:text-box>
        </draw:frame>
        <draw:circle draw:style-name="gr1" draw:text-style-name="P1" xml:id="id3" draw:id="id3" draw:layer="layout" svg:width="2.54cm" svg:height="2.54cm" svg:x="9.541cm" svg:y="9.121cm">
          <text:p/>
        </draw:circle>
        <draw:circle draw:style-name="gr1" draw:text-style-name="P1" xml:id="id2" draw:id="id2" draw:layer="layout" svg:width="2.54cm" svg:height="2.54cm" svg:x="9.541cm" svg:y="4.641cm">
          <text:p/>
        </draw:circle>
        <draw:rect draw:style-name="gr9" draw:text-style-name="P1" draw:layer="layout" svg:width="4.445cm" svg:height="8.255cm" svg:x="8.62cm" svg:y="4.175cm">
          <text:p/>
        </draw:rect>
        <draw:circle draw:style-name="gr7" draw:text-style-name="P1" draw:layer="layout" svg:width="0.254cm" svg:height="0.254cm" svg:x="10.681cm" svg:y="7.651cm">
          <text:p/>
        </draw:circle>
        <draw:circle draw:style-name="gr7" draw:text-style-name="P1" draw:layer="layout" svg:width="0.254cm" svg:height="0.254cm" svg:x="10.681cm" svg:y="8.051cm">
          <text:p/>
        </draw:circle>
        <draw:circle draw:style-name="gr7" draw:text-style-name="P1" draw:layer="layout" svg:width="0.254cm" svg:height="0.254cm" svg:x="10.681cm" svg:y="8.451cm">
          <text:p/>
        </draw:circle>
        <draw:frame draw:style-name="gr10" draw:layer="layout" svg:width="0.853cm" svg:height="0.963cm" svg:x="10.316cm" svg:y="12.666cm">
          <draw:text-box>
            <text:p>2</text:p>
          </draw:text-box>
        </draw:frame>
        <draw:connector draw:style-name="gr11" draw:text-style-name="P1" draw:layer="layout" draw:type="lines" svg:x1="7.68cm" svg:y1="5.91cm" svg:x2="9.541cm" svg:y2="5.911cm" draw:start-shape="id1" draw:start-glue-point="1" draw:end-shape="id2" svg:d="m7680 5910h501l859 1h501">
          <text:p/>
        </draw:connector>
        <draw:line draw:style-name="gr1" draw:text-style-name="P1" draw:layer="layout" svg:x1="4.175cm" svg:y1="12.43cm" svg:x2="4.175cm" svg:y2="3.54cm">
          <text:p/>
        </draw:line>
        <draw:connector draw:style-name="gr11" draw:text-style-name="P1" draw:layer="layout" draw:type="line" svg:x1="7.68cm" svg:y1="5.91cm" svg:x2="9.541cm" svg:y2="10.391cm" draw:start-shape="id1" draw:start-glue-point="1" draw:end-shape="id3" draw:end-glue-point="3" svg:d="m7680 5910 1861 4481">
          <text:p/>
        </draw:connector>
        <draw:connector draw:style-name="gr11" draw:text-style-name="P1" draw:layer="layout" draw:type="line" svg:x1="7.68cm" svg:y1="10.39cm" svg:x2="9.541cm" svg:y2="5.911cm" draw:start-shape="id4" draw:start-glue-point="1" draw:end-shape="id2" draw:end-glue-point="3" svg:d="m7680 10390 1861-4479">
          <text:p/>
        </draw:connector>
        <draw:connector draw:style-name="gr11" draw:text-style-name="P1" draw:layer="layout" draw:type="line" svg:x1="7.68cm" svg:y1="10.39cm" svg:x2="9.541cm" svg:y2="10.391cm" draw:start-shape="id4" draw:start-glue-point="1" draw:end-shape="id3" draw:end-glue-point="3" svg:d="m7680 10390 1861 1">
          <text:p/>
        </draw:connector>
        <draw:frame draw:style-name="gr12" draw:layer="layout" svg:width="1.234cm" svg:height="1.236cm" svg:x="7.885cm" svg:y="4.81cm">
          <draw:text-box>
            <text:p>a<text:span text:style-name="T1">11</text:span></text:p>
          </draw:text-box>
        </draw:frame>
        <draw:frame draw:style-name="gr13" draw:layer="layout" svg:width="1.386cm" svg:height="1.236cm" svg:x="7.985cm" svg:y="9.255cm">
          <draw:text-box>
            <text:p><text:span text:style-name="T2">a</text:span><text:span text:style-name="T3">NN</text:span></text:p>
          </draw:text-box>
        </draw:frame>
        <draw:frame draw:style-name="gr14" draw:layer="layout" svg:width="1.323cm" svg:height="1.236cm" svg:x="7.034cm" svg:y="8.285cm">
          <draw:text-box>
            <text:p>a<text:span text:style-name="T1">N1</text:span></text:p>
          </draw:text-box>
        </draw:frame>
        <draw:frame draw:style-name="gr15" draw:layer="layout" svg:width="1.323cm" svg:height="1.235cm" svg:x="7.097cm" svg:y="6.715cm">
          <draw:text-box>
            <text:p>a<text:span text:style-name="T1">1N</text:span></text:p>
          </draw:text-box>
        </draw:frame>
        <draw:rect draw:style-name="gr4" draw:text-style-name="P1" draw:layer="layout" svg:width="4.445cm" svg:height="8.255cm" svg:x="18.376cm" svg:y="4.176cm">
          <text:p/>
        </draw:rect>
        <draw:frame draw:style-name="gr16" draw:layer="layout" svg:width="0.896cm" svg:height="1.09cm" svg:x="20.116cm" svg:y="12.666cm">
          <draw:text-box>
            <text:p>T</text:p>
          </draw:text-box>
        </draw:frame>
        <draw:circle draw:style-name="gr7" draw:text-style-name="P1" draw:layer="layout" svg:width="0.254cm" svg:height="0.254cm" draw:transform="rotate (1.5707963267946) translate (14.887cm 8.214cm)">
          <text:p/>
        </draw:circle>
        <draw:circle draw:style-name="gr7" draw:text-style-name="P1" draw:layer="layout" svg:width="0.254cm" svg:height="0.254cm" draw:transform="rotate (1.5707963267946) translate (15.287cm 8.214cm)">
          <text:p/>
        </draw:circle>
        <draw:line draw:style-name="gr1" draw:text-style-name="P1" draw:layer="layout" svg:x1="4.175cm" svg:y1="12.43cm" svg:x2="23.225cm" svg:y2="12.43cm">
          <text:p/>
        </draw:line>
        <draw:frame draw:style-name="gr5" draw:layer="layout" svg:width="1.128cm" svg:height="1.236cm" svg:x="10.232cm" svg:y="5.445cm">
          <draw:text-box>
            <text:p>S<text:span text:style-name="T1">1</text:span></text:p>
          </draw:text-box>
        </draw:frame>
        <draw:frame draw:style-name="gr6" draw:layer="layout" svg:width="1.192cm" svg:height="1.236cm" svg:x="10.325cm" svg:y="9.924cm">
          <draw:text-box>
            <text:p>S<text:span text:style-name="T1">N</text:span></text:p>
          </draw:text-box>
        </draw:frame>
        <draw:connector draw:style-name="gr11" draw:text-style-name="P1" draw:layer="layout" draw:type="lines" svg:x1="12.139cm" svg:y1="5.944cm" svg:x2="14cm" svg:y2="5.945cm" svg:d="m12139 5944h501l859 1h501">
          <text:p/>
        </draw:connector>
        <draw:connector draw:style-name="gr11" draw:text-style-name="P1" draw:layer="layout" draw:type="line" svg:x1="12.139cm" svg:y1="5.944cm" svg:x2="14cm" svg:y2="10.425cm" svg:d="m12139 5944 1861 4481">
          <text:p/>
        </draw:connector>
        <draw:connector draw:style-name="gr11" draw:text-style-name="P1" draw:layer="layout" draw:type="line" svg:x1="12.139cm" svg:y1="10.424cm" svg:x2="14cm" svg:y2="5.945cm" svg:d="m12139 10424 1861-4479">
          <text:p/>
        </draw:connector>
        <draw:connector draw:style-name="gr11" draw:text-style-name="P1" draw:layer="layout" draw:type="line" svg:x1="12.139cm" svg:y1="10.424cm" svg:x2="14cm" svg:y2="10.425cm" svg:d="m12139 10424 1861 1">
          <text:p/>
        </draw:connector>
        <draw:frame draw:style-name="gr12" draw:layer="layout" svg:width="1.234cm" svg:height="1.236cm" svg:x="12.344cm" svg:y="4.844cm">
          <draw:text-box>
            <text:p>a<text:span text:style-name="T1">11</text:span></text:p>
          </draw:text-box>
        </draw:frame>
        <draw:frame draw:style-name="gr13" draw:layer="layout" svg:width="1.386cm" svg:height="1.236cm" svg:x="12.444cm" svg:y="9.289cm">
          <draw:text-box>
            <text:p><text:span text:style-name="T2">a</text:span><text:span text:style-name="T3">NN</text:span></text:p>
          </draw:text-box>
        </draw:frame>
        <draw:frame draw:style-name="gr14" draw:layer="layout" svg:width="1.323cm" svg:height="1.236cm" svg:x="11.493cm" svg:y="8.319cm">
          <draw:text-box>
            <text:p>a<text:span text:style-name="T1">N1</text:span></text:p>
          </draw:text-box>
        </draw:frame>
        <draw:frame draw:style-name="gr15" draw:layer="layout" svg:width="1.323cm" svg:height="1.235cm" svg:x="11.556cm" svg:y="6.749cm">
          <draw:text-box>
            <text:p>a<text:span text:style-name="T1">1N</text:span></text:p>
          </draw:text-box>
        </draw:frame>
        <draw:circle draw:style-name="gr1" draw:text-style-name="P1" xml:id="id6" draw:id="id6" draw:layer="layout" svg:width="2.54cm" svg:height="2.54cm" svg:x="19.382cm" svg:y="9.255cm">
          <text:p/>
        </draw:circle>
        <draw:circle draw:style-name="gr1" draw:text-style-name="P1" xml:id="id5" draw:id="id5" draw:layer="layout" svg:width="2.54cm" svg:height="2.54cm" svg:x="19.382cm" svg:y="4.775cm">
          <text:p/>
        </draw:circle>
        <draw:circle draw:style-name="gr7" draw:text-style-name="P1" draw:layer="layout" svg:width="0.254cm" svg:height="0.254cm" svg:x="20.522cm" svg:y="7.785cm">
          <text:p/>
        </draw:circle>
        <draw:circle draw:style-name="gr7" draw:text-style-name="P1" draw:layer="layout" svg:width="0.254cm" svg:height="0.254cm" svg:x="20.522cm" svg:y="8.185cm">
          <text:p/>
        </draw:circle>
        <draw:circle draw:style-name="gr7" draw:text-style-name="P1" draw:layer="layout" svg:width="0.254cm" svg:height="0.254cm" svg:x="20.522cm" svg:y="8.585cm">
          <text:p/>
        </draw:circle>
        <draw:connector draw:style-name="gr11" draw:text-style-name="P1" draw:layer="layout" draw:type="lines" svg:x1="17.521cm" svg:y1="6.044cm" svg:x2="19.382cm" svg:y2="6.045cm" draw:end-shape="id5" svg:d="m17521 6044v0l1360 1h501">
          <text:p/>
        </draw:connector>
        <draw:connector draw:style-name="gr11" draw:text-style-name="P1" draw:layer="layout" draw:type="line" svg:x1="17.521cm" svg:y1="6.044cm" svg:x2="19.382cm" svg:y2="10.525cm" draw:end-shape="id6" draw:end-glue-point="3" svg:d="m17521 6044 1861 4481">
          <text:p/>
        </draw:connector>
        <draw:connector draw:style-name="gr11" draw:text-style-name="P1" draw:layer="layout" draw:type="line" svg:x1="17.521cm" svg:y1="10.524cm" svg:x2="19.382cm" svg:y2="6.045cm" draw:end-shape="id5" draw:end-glue-point="3" svg:d="m17521 10524 1861-4479">
          <text:p/>
        </draw:connector>
        <draw:connector draw:style-name="gr11" draw:text-style-name="P1" draw:layer="layout" draw:type="line" svg:x1="17.521cm" svg:y1="10.524cm" svg:x2="19.382cm" svg:y2="10.525cm" draw:end-shape="id6" draw:end-glue-point="3" svg:d="m17521 10524 1861 1">
          <text:p/>
        </draw:connector>
        <draw:frame draw:style-name="gr12" draw:layer="layout" svg:width="1.234cm" svg:height="1.236cm" svg:x="17.726cm" svg:y="4.944cm">
          <draw:text-box>
            <text:p>a<text:span text:style-name="T1">11</text:span></text:p>
          </draw:text-box>
        </draw:frame>
        <draw:frame draw:style-name="gr13" draw:layer="layout" svg:width="1.386cm" svg:height="1.236cm" svg:x="17.826cm" svg:y="9.389cm">
          <draw:text-box>
            <text:p><text:span text:style-name="T2">a</text:span><text:span text:style-name="T3">NN</text:span></text:p>
          </draw:text-box>
        </draw:frame>
        <draw:frame draw:style-name="gr14" draw:layer="layout" svg:width="1.323cm" svg:height="1.236cm" svg:x="16.875cm" svg:y="8.419cm">
          <draw:text-box>
            <text:p>a<text:span text:style-name="T1">N1</text:span></text:p>
          </draw:text-box>
        </draw:frame>
        <draw:frame draw:style-name="gr15" draw:layer="layout" svg:width="1.323cm" svg:height="1.235cm" svg:x="16.938cm" svg:y="6.849cm">
          <draw:text-box>
            <text:p>a<text:span text:style-name="T1">1N</text:span></text:p>
          </draw:text-box>
        </draw:frame>
        <draw:frame draw:style-name="gr5" draw:layer="layout" svg:width="1.128cm" svg:height="1.236cm" svg:x="20.073cm" svg:y="5.579cm">
          <draw:text-box>
            <text:p>S<text:span text:style-name="T1">1</text:span></text:p>
          </draw:text-box>
        </draw:frame>
        <draw:frame draw:style-name="gr6" draw:layer="layout" svg:width="1.192cm" svg:height="1.236cm" svg:x="20.166cm" svg:y="10.058cm">
          <draw:text-box>
            <text:p>S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udu </meta:initial-creator>
    <meta:creation-date>2011-03-15T12:50:14.54</meta:creation-date>
    <dc:date>2011-03-15T13:22:16.95</dc:date>
    <dc:creator>dudu </dc:creator>
    <meta:editing-duration>PT1M21S</meta:editing-duration>
    <meta:editing-cycles>1</meta:editing-cycles>
    <meta:document-statistic meta:object-count="57"/>
    <meta:generator>OpenOffice.org/3.3$Win32 OpenOffice.org_project/330m20$Build-9567</meta:generator>
  </office:meta>
</office:document-meta>
</file>